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1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1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orphans="1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1" fo:text-indent="0cm" style:auto-text-indent="fals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1" fo:text-indent="0cm" style:auto-text-indent="fals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orphans="1" fo:text-indent="0cm" style:auto-text-indent="fals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1" fo:text-indent="0cm" style:auto-text-indent="fals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1" fo:text-indent="0cm" style:auto-text-indent="false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3">
      <style:paragraph-properties fo:margin-left="0cm" fo:margin-right="0cm" fo:text-indent="0cm" style:auto-text-indent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7">
      <style:paragraph-properties fo:margin-left="0cm" fo:margin-right="0cm" fo:text-indent="0cm" style:auto-text-indent="false"/>
    </style:style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text-indent="0cm" style:auto-text-indent="false"/>
    </style:style>
    <style:style style:name="P35" style:family="paragraph" style:parent-style-name="Text_20_body" style:list-style-name="L9"/>
    <style:style style:name="P36" style:family="paragraph" style:parent-style-name="Text_20_body" style:list-style-name="L9">
      <style:paragraph-properties fo:margin-top="0cm" fo:margin-bottom="0cm" style:contextual-spacing="false"/>
    </style:style>
    <style:style style:name="P37" style:family="paragraph" style:parent-style-name="Text_20_body" style:list-style-name="L10"/>
    <style:style style:name="T1" style:family="text">
      <style:text-properties fo:color="#e6c07b" loext:opacity="100%"/>
    </style:style>
    <style:style style:name="T2" style:family="text">
      <style:text-properties fo:color="#98c379" loext:opacity="100%"/>
    </style:style>
    <style:style style:name="T3" style:family="text">
      <style:text-properties fo:color="#e06c75" loext:opacity="100%"/>
    </style:style>
    <style:style style:name="T4" style:family="text">
      <style:text-properties fo:color="#d19a66" loext:opacity="100%"/>
    </style:style>
    <style:style style:name="T5" style:family="text">
      <style:text-properties fo:color="#56b6c2" loext:opacity="100%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99" text:anchor-type="page" text:anchor-page-number="1" svg:x="0cm" svg:y="0cm" svg:width="17cm" style:rel-width="100%" draw:z-index="98">
        <draw:text-box fo:min-height="0.041cm">
          <text:p text:style-name="P2"/>
        </draw:text-box>
      </draw:frame>
      <draw:frame draw:style-name="fr1" draw:name="Marco98" text:anchor-type="page" text:anchor-page-number="1" svg:x="0cm" svg:y="0cm" svg:width="17cm" style:rel-width="100%" draw:z-index="97">
        <draw:text-box fo:min-height="0.041cm">
          <text:p text:style-name="P2">DEFAULT_BASE=<text:span text:style-name="T2">"dc=aula11,dc=local"</text:span></text:p>
        </draw:text-box>
      </draw:frame>
      <draw:frame draw:style-name="fr1" draw:name="Marco97" text:anchor-type="page" text:anchor-page-number="1" svg:x="0cm" svg:y="0cm" svg:width="17cm" style:rel-width="100%" draw:z-index="96">
        <draw:text-box fo:min-height="0.041cm">
          <text:p text:style-name="P2">sudo nano /etc/migrationtools.conf</text:p>
        </draw:text-box>
      </draw:frame>
      <draw:frame draw:style-name="fr1" draw:name="Marco96" text:anchor-type="page" text:anchor-page-number="1" svg:x="0cm" svg:y="0cm" svg:width="17cm" style:rel-width="100%" draw:z-index="95">
        <draw:text-box fo:min-height="0.041cm">
          <text:p text:style-name="P2">sudo apt install migrationtools -y</text:p>
        </draw:text-box>
      </draw:frame>
      <draw:frame draw:style-name="fr1" draw:name="Marco95" text:anchor-type="page" text:anchor-page-number="1" svg:x="0cm" svg:y="0cm" svg:width="17cm" style:rel-width="100%" draw:z-index="94">
        <draw:text-box fo:min-height="0.041cm">
          <text:p text:style-name="P2">sudo tail -f /var/<text:span text:style-name="T1">log</text:span>/slapd.log</text:p>
        </draw:text-box>
      </draw:frame>
      <draw:frame draw:style-name="fr1" draw:name="Marco94" text:anchor-type="page" text:anchor-page-number="1" svg:x="0cm" svg:y="0cm" svg:width="17cm" style:rel-width="100%" draw:z-index="93">
        <draw:text-box fo:min-height="0.041cm">
          <text:p text:style-name="P2">ssh user01@&lt;IP_del_cliente&gt;</text:p>
        </draw:text-box>
      </draw:frame>
      <draw:frame draw:style-name="fr1" draw:name="Marco93" text:anchor-type="page" text:anchor-page-number="1" svg:x="0cm" svg:y="0cm" svg:width="17cm" style:rel-width="100%" draw:z-index="92">
        <draw:text-box fo:min-height="0.041cm">
          <text:p text:style-name="P2">user01:*:10001:10001:User One:/home/user01:/bin/bash</text:p>
        </draw:text-box>
      </draw:frame>
      <draw:frame draw:style-name="fr1" draw:name="Marco92" text:anchor-type="page" text:anchor-page-number="1" svg:x="0cm" svg:y="0cm" svg:width="17cm" style:rel-width="100%" draw:z-index="91">
        <draw:text-box fo:min-height="0.041cm">
          <text:p text:style-name="P2">getent passwd user01</text:p>
        </draw:text-box>
      </draw:frame>
      <draw:frame draw:style-name="fr1" draw:name="Marco91" text:anchor-type="page" text:anchor-page-number="1" svg:x="0cm" svg:y="0cm" svg:width="17cm" style:rel-width="100%" draw:z-index="90">
        <draw:text-box fo:min-height="0.041cm">
          <text:p text:style-name="P2">ssh user01@&lt;IP_del_cliente_rocky&gt;</text:p>
        </draw:text-box>
      </draw:frame>
      <draw:frame draw:style-name="fr1" draw:name="Marco90" text:anchor-type="page" text:anchor-page-number="1" svg:x="0cm" svg:y="0cm" svg:width="17cm" style:rel-width="100%" draw:z-index="89">
        <draw:text-box fo:min-height="0.041cm">
          <text:p text:style-name="P2">sudo systemctl restart sssd sshd</text:p>
        </draw:text-box>
      </draw:frame>
      <draw:frame draw:style-name="fr1" draw:name="Marco89" text:anchor-type="page" text:anchor-page-number="1" svg:x="0cm" svg:y="0cm" svg:width="17cm" style:rel-width="100%" draw:z-index="88">
        <draw:text-box fo:min-height="0.041cm">
          <text:p text:style-name="P2">sudo nano /etc/ssh/sshd_config</text:p>
        </draw:text-box>
      </draw:frame>
      <draw:frame draw:style-name="fr1" draw:name="Marco88" text:anchor-type="page" text:anchor-page-number="1" svg:x="0cm" svg:y="0cm" svg:width="17cm" style:rel-width="100%" draw:z-index="87">
        <draw:text-box fo:min-height="0.041cm">
          <text:p text:style-name="P2">shadow: sss files</text:p>
        </draw:text-box>
      </draw:frame>
      <draw:frame draw:style-name="fr1" draw:name="Marco87" text:anchor-type="page" text:anchor-page-number="1" svg:x="0cm" svg:y="0cm" svg:width="17cm" style:rel-width="100%" draw:z-index="86">
        <draw:text-box fo:min-height="0.041cm">
          <text:p text:style-name="P2">group: sss files </text:p>
        </draw:text-box>
      </draw:frame>
      <draw:frame draw:style-name="fr1" draw:name="Marco86" text:anchor-type="page" text:anchor-page-number="1" svg:x="0cm" svg:y="0cm" svg:width="17cm" style:rel-width="100%" draw:z-index="85">
        <draw:text-box fo:min-height="0.041cm">
          <text:p text:style-name="P2">passwd: sss files </text:p>
        </draw:text-box>
      </draw:frame>
      <draw:frame draw:style-name="fr1" draw:name="Marco85" text:anchor-type="page" text:anchor-page-number="1" svg:x="0cm" svg:y="0cm" svg:width="17cm" style:rel-width="100%" draw:z-index="84">
        <draw:text-box fo:min-height="0.041cm">
          <text:p text:style-name="P2">sudo nano /etc/nsswitch.conf</text:p>
        </draw:text-box>
      </draw:frame>
      <draw:frame draw:style-name="fr1" draw:name="Marco84" text:anchor-type="page" text:anchor-page-number="1" svg:x="0cm" svg:y="0cm" svg:width="17cm" style:rel-width="100%" draw:z-index="83">
        <draw:text-box fo:min-height="0.041cm">
          <text:p text:style-name="P2">sudo systemctl <text:span text:style-name="T1">enable</text:span> sssd --now</text:p>
        </draw:text-box>
      </draw:frame>
      <draw:frame draw:style-name="fr1" draw:name="Marco83" text:anchor-type="page" text:anchor-page-number="1" svg:x="0cm" svg:y="0cm" svg:width="17cm" style:rel-width="100%" draw:z-index="82">
        <draw:text-box fo:min-height="0.041cm">
          <text:p text:style-name="P2">sudo authselect select sssd with-mkhomedir --force</text:p>
        </draw:text-box>
      </draw:frame>
      <draw:frame draw:style-name="fr1" draw:name="Marco82" text:anchor-type="page" text:anchor-page-number="1" svg:x="0cm" svg:y="0cm" svg:width="17cm" style:rel-width="100%" draw:z-index="81">
        <draw:text-box fo:min-height="0.041cm">
          <text:p text:style-name="P2">sudo chmod 600 /etc/sssd/sssd.conf</text:p>
        </draw:text-box>
      </draw:frame>
      <draw:frame draw:style-name="fr1" draw:name="Marco81" text:anchor-type="page" text:anchor-page-number="1" svg:x="0cm" svg:y="0cm" svg:width="17cm" style:rel-width="100%" draw:z-index="80">
        <draw:text-box fo:min-height="0.041cm">
          <text:p text:style-name="P2"><text:span text:style-name="T4">enumerate</text:span> = <text:span text:style-name="T5">true</text:span></text:p>
        </draw:text-box>
      </draw:frame>
      <draw:frame draw:style-name="fr1" draw:name="Marco80" text:anchor-type="page" text:anchor-page-number="1" svg:x="0cm" svg:y="0cm" svg:width="17cm" style:rel-width="100%" draw:z-index="79">
        <draw:text-box fo:min-height="0.041cm">
          <text:p text:style-name="P2"><text:span text:style-name="T4">cache_credentials</text:span> = <text:span text:style-name="T5">true</text:span> </text:p>
        </draw:text-box>
      </draw:frame>
      <draw:frame draw:style-name="fr1" draw:name="Marco79" text:anchor-type="page" text:anchor-page-number="1" svg:x="0cm" svg:y="0cm" svg:width="17cm" style:rel-width="100%" draw:z-index="78">
        <draw:text-box fo:min-height="0.041cm">
          <text:p text:style-name="P2"><text:span text:style-name="T4">ldap_id_use_start_tls</text:span> = <text:span text:style-name="T5">false</text:span> </text:p>
        </draw:text-box>
      </draw:frame>
      <draw:frame draw:style-name="fr1" draw:name="Marco78" text:anchor-type="page" text:anchor-page-number="1" svg:x="0cm" svg:y="0cm" svg:width="17cm" style:rel-width="100%" draw:z-index="77">
        <draw:text-box fo:min-height="0.041cm">
          <text:p text:style-name="P2"><text:span text:style-name="T4">ldap_user_search_base</text:span> = ou=users,dc=aula11,dc=local </text:p>
        </draw:text-box>
      </draw:frame>
      <draw:frame draw:style-name="fr1" draw:name="Marco77" text:anchor-type="page" text:anchor-page-number="1" svg:x="0cm" svg:y="0cm" svg:width="17cm" style:rel-width="100%" draw:z-index="76">
        <draw:text-box fo:min-height="0.041cm">
          <text:p text:style-name="P2"><text:span text:style-name="T4">ldap_search_base</text:span> = dc=aula11,dc=local </text:p>
        </draw:text-box>
      </draw:frame>
      <draw:frame draw:style-name="fr1" draw:name="Marco76" text:anchor-type="page" text:anchor-page-number="1" svg:x="0cm" svg:y="0cm" svg:width="17cm" style:rel-width="100%" draw:z-index="75">
        <draw:text-box fo:min-height="0.041cm">
          <text:p text:style-name="P2"><text:span text:style-name="T4">ldap_uri</text:span> = ldap://debian.aula11.local </text:p>
        </draw:text-box>
      </draw:frame>
      <draw:frame draw:style-name="fr1" draw:name="Marco75" text:anchor-type="page" text:anchor-page-number="1" svg:x="0cm" svg:y="0cm" svg:width="17cm" style:rel-width="100%" draw:z-index="74">
        <draw:text-box fo:min-height="0.041cm">
          <text:p text:style-name="P2"><text:span text:style-name="T4">auth_provider</text:span> = ldap </text:p>
        </draw:text-box>
      </draw:frame>
      <draw:frame draw:style-name="fr1" draw:name="Marco74" text:anchor-type="page" text:anchor-page-number="1" svg:x="0cm" svg:y="0cm" svg:width="17cm" style:rel-width="100%" draw:z-index="73">
        <draw:text-box fo:min-height="0.041cm">
          <text:p text:style-name="P2"><text:span text:style-name="T4">id_provider</text:span> = ldap </text:p>
        </draw:text-box>
      </draw:frame>
      <draw:frame draw:style-name="fr1" draw:name="Marco73" text:anchor-type="page" text:anchor-page-number="1" svg:x="0cm" svg:y="0cm" svg:width="17cm" style:rel-width="100%" draw:z-index="72">
        <draw:text-box fo:min-height="0.041cm">
          <text:p text:style-name="P2"><text:span text:style-name="T3">[domain/aula11.local]</text:span> </text:p>
        </draw:text-box>
      </draw:frame>
      <draw:frame draw:style-name="fr1" draw:name="Marco72" text:anchor-type="page" text:anchor-page-number="1" svg:x="0cm" svg:y="0cm" svg:width="17cm" style:rel-width="100%" draw:z-index="71">
        <draw:text-box fo:min-height="0.041cm">
          <text:p text:style-name="P2"/>
        </draw:text-box>
      </draw:frame>
      <draw:frame draw:style-name="fr1" draw:name="Marco71" text:anchor-type="page" text:anchor-page-number="1" svg:x="0cm" svg:y="0cm" svg:width="17cm" style:rel-width="100%" draw:z-index="70">
        <draw:text-box fo:min-height="0.041cm">
          <text:p text:style-name="P2"><text:span text:style-name="T4">domains</text:span> = aula11.local </text:p>
        </draw:text-box>
      </draw:frame>
      <draw:frame draw:style-name="fr1" draw:name="Marco70" text:anchor-type="page" text:anchor-page-number="1" svg:x="0cm" svg:y="0cm" svg:width="17cm" style:rel-width="100%" draw:z-index="69">
        <draw:text-box fo:min-height="0.041cm">
          <text:p text:style-name="P2"><text:span text:style-name="T4">services</text:span> = nss, pam </text:p>
        </draw:text-box>
      </draw:frame>
      <draw:frame draw:style-name="fr1" draw:name="Marco69" text:anchor-type="page" text:anchor-page-number="1" svg:x="0cm" svg:y="0cm" svg:width="17cm" style:rel-width="100%" draw:z-index="68">
        <draw:text-box fo:min-height="0.041cm">
          <text:p text:style-name="P2"><text:span text:style-name="T4">config_file_version</text:span> = <text:span text:style-name="T4">2</text:span> </text:p>
        </draw:text-box>
      </draw:frame>
      <draw:frame draw:style-name="fr1" draw:name="Marco68" text:anchor-type="page" text:anchor-page-number="1" svg:x="0cm" svg:y="0cm" svg:width="17cm" style:rel-width="100%" draw:z-index="67">
        <draw:text-box fo:min-height="0.041cm">
          <text:p text:style-name="P2"><text:span text:style-name="T3">[sssd]</text:span> </text:p>
        </draw:text-box>
      </draw:frame>
      <draw:frame draw:style-name="fr1" draw:name="Marco67" text:anchor-type="page" text:anchor-page-number="1" svg:x="0cm" svg:y="0cm" svg:width="17cm" style:rel-width="100%" draw:z-index="66">
        <draw:text-box fo:min-height="0.041cm">
          <text:p text:style-name="P2">sudo nano /etc/sssd/sssd.conf</text:p>
        </draw:text-box>
      </draw:frame>
      <draw:frame draw:style-name="fr1" draw:name="Marco66" text:anchor-type="page" text:anchor-page-number="1" svg:x="0cm" svg:y="0cm" svg:width="17cm" style:rel-width="100%" draw:z-index="65">
        <draw:text-box fo:min-height="0.041cm">
          <text:p text:style-name="P2">sudo dnf install openldap-clients sssd sssd-ldap pam_krb5 -y</text:p>
        </draw:text-box>
      </draw:frame>
      <draw:frame draw:style-name="fr1" draw:name="Marco65" text:anchor-type="page" text:anchor-page-number="1" svg:x="0cm" svg:y="0cm" svg:width="17cm" style:rel-width="100%" draw:z-index="64">
        <draw:text-box fo:min-height="0.041cm">
          <text:p text:style-name="P2">ssh user01@&lt;IP_del_cliente_ubuntu&gt;</text:p>
        </draw:text-box>
      </draw:frame>
      <draw:frame draw:style-name="fr1" draw:name="Marco64" text:anchor-type="page" text:anchor-page-number="1" svg:x="0cm" svg:y="0cm" svg:width="17cm" style:rel-width="100%" draw:z-index="63">
        <draw:text-box fo:min-height="0.041cm">
          <text:p text:style-name="P2">sudo systemctl restart nslcd sshd</text:p>
        </draw:text-box>
      </draw:frame>
      <draw:frame draw:style-name="fr1" draw:name="Marco63" text:anchor-type="page" text:anchor-page-number="1" svg:x="0cm" svg:y="0cm" svg:width="17cm" style:rel-width="100%" draw:z-index="62">
        <draw:text-box fo:min-height="0.041cm">
          <text:p text:style-name="P2">sudo nano /etc/ssh/sshd_config</text:p>
        </draw:text-box>
      </draw:frame>
      <draw:frame draw:style-name="fr1" draw:name="Marco62" text:anchor-type="page" text:anchor-page-number="1" svg:x="0cm" svg:y="0cm" svg:width="17cm" style:rel-width="100%" draw:z-index="61">
        <draw:text-box fo:min-height="0.041cm">
          <text:p text:style-name="P2">ldap_version 3</text:p>
        </draw:text-box>
      </draw:frame>
      <draw:frame draw:style-name="fr1" draw:name="Marco61" text:anchor-type="page" text:anchor-page-number="1" svg:x="0cm" svg:y="0cm" svg:width="17cm" style:rel-width="100%" draw:z-index="60">
        <draw:text-box fo:min-height="0.041cm">
          <text:p text:style-name="P2">uri ldap://debian.aula11.local </text:p>
        </draw:text-box>
      </draw:frame>
      <draw:frame draw:style-name="fr1" draw:name="Marco60" text:anchor-type="page" text:anchor-page-number="1" svg:x="0cm" svg:y="0cm" svg:width="17cm" style:rel-width="100%" draw:z-index="59">
        <draw:text-box fo:min-height="0.041cm">
          <text:p text:style-name="P2">base dc=aula11,dc=local </text:p>
        </draw:text-box>
      </draw:frame>
      <draw:frame draw:style-name="fr1" draw:name="Marco59" text:anchor-type="page" text:anchor-page-number="1" svg:x="0cm" svg:y="0cm" svg:width="17cm" style:rel-width="100%" draw:z-index="58">
        <draw:text-box fo:min-height="0.041cm">
          <text:p text:style-name="P2">sudo nano /etc/ldap.conf</text:p>
        </draw:text-box>
      </draw:frame>
      <draw:frame draw:style-name="fr1" draw:name="Marco58" text:anchor-type="page" text:anchor-page-number="1" svg:x="0cm" svg:y="0cm" svg:width="17cm" style:rel-width="100%" draw:z-index="57">
        <draw:text-box fo:min-height="0.041cm">
          <text:p text:style-name="P2">session required pam_mkhomedir.so skel=/etc/skel umask=0022</text:p>
        </draw:text-box>
      </draw:frame>
      <draw:frame draw:style-name="fr1" draw:name="Marco57" text:anchor-type="page" text:anchor-page-number="1" svg:x="0cm" svg:y="0cm" svg:width="17cm" style:rel-width="100%" draw:z-index="56">
        <draw:text-box fo:min-height="0.041cm">
          <text:p text:style-name="P2">sudo nano /etc/pam.d/common-session-noninteractive</text:p>
        </draw:text-box>
      </draw:frame>
      <draw:frame draw:style-name="fr1" draw:name="Marco56" text:anchor-type="page" text:anchor-page-number="1" svg:x="0cm" svg:y="0cm" svg:width="17cm" style:rel-width="100%" draw:z-index="55">
        <draw:text-box fo:min-height="0.041cm">
          <text:p text:style-name="P2">session required pam_mkhomedir.so skel=/etc/skel umask=0022</text:p>
        </draw:text-box>
      </draw:frame>
      <draw:frame draw:style-name="fr1" draw:name="Marco55" text:anchor-type="page" text:anchor-page-number="1" svg:x="0cm" svg:y="0cm" svg:width="17cm" style:rel-width="100%" draw:z-index="54">
        <draw:text-box fo:min-height="0.041cm">
          <text:p text:style-name="P2">sudo nano /etc/pam.d/common-session</text:p>
        </draw:text-box>
      </draw:frame>
      <draw:frame draw:style-name="fr1" draw:name="Marco54" text:anchor-type="page" text:anchor-page-number="1" svg:x="0cm" svg:y="0cm" svg:width="17cm" style:rel-width="100%" draw:z-index="53">
        <draw:text-box fo:min-height="0.041cm">
          <text:p text:style-name="P2">shadow: compat ldap</text:p>
        </draw:text-box>
      </draw:frame>
      <draw:frame draw:style-name="fr1" draw:name="Marco53" text:anchor-type="page" text:anchor-page-number="1" svg:x="0cm" svg:y="0cm" svg:width="17cm" style:rel-width="100%" draw:z-index="52">
        <draw:text-box fo:min-height="0.041cm">
          <text:p text:style-name="P2">group: compat ldap </text:p>
        </draw:text-box>
      </draw:frame>
      <draw:frame draw:style-name="fr1" draw:name="Marco52" text:anchor-type="page" text:anchor-page-number="1" svg:x="0cm" svg:y="0cm" svg:width="17cm" style:rel-width="100%" draw:z-index="51">
        <draw:text-box fo:min-height="0.041cm">
          <text:p text:style-name="P2">passwd: compat ldap </text:p>
        </draw:text-box>
      </draw:frame>
      <draw:frame draw:style-name="fr1" draw:name="Marco51" text:anchor-type="page" text:anchor-page-number="1" svg:x="0cm" svg:y="0cm" svg:width="17cm" style:rel-width="100%" draw:z-index="50">
        <draw:text-box fo:min-height="0.041cm">
          <text:p text:style-name="P2">sudo nano /etc/nsswitch.conf</text:p>
        </draw:text-box>
      </draw:frame>
      <draw:frame draw:style-name="fr1" draw:name="Marco50" text:anchor-type="page" text:anchor-page-number="1" svg:x="0cm" svg:y="0cm" svg:width="17cm" style:rel-width="100%" draw:z-index="49">
        <draw:text-box fo:min-height="0.041cm">
          <text:p text:style-name="P2">sudo apt install libnss-ldap libpam-ldap ldap-utils -y</text:p>
        </draw:text-box>
      </draw:frame>
      <draw:frame draw:style-name="fr1" draw:name="Marco49" text:anchor-type="page" text:anchor-page-number="1" svg:x="0cm" svg:y="0cm" svg:width="17cm" style:rel-width="100%" draw:z-index="48">
        <draw:text-box fo:min-height="0.041cm">
          <text:p text:style-name="P2">sudo apt update </text:p>
        </draw:text-box>
      </draw:frame>
      <draw:frame draw:style-name="fr1" draw:name="Marco48" text:anchor-type="page" text:anchor-page-number="1" svg:x="0cm" svg:y="0cm" svg:width="17cm" style:rel-width="100%" draw:z-index="47">
        <draw:text-box fo:min-height="0.041cm">
          <text:p text:style-name="P2">sudo ufw allow 389</text:p>
        </draw:text-box>
      </draw:frame>
      <draw:frame draw:style-name="fr1" draw:name="Marco47" text:anchor-type="page" text:anchor-page-number="1" svg:x="0cm" svg:y="0cm" svg:width="17cm" style:rel-width="100%" draw:z-index="46">
        <draw:text-box fo:min-height="0.041cm">
          <text:p text:style-name="P2">sudo systemctl restart slapd</text:p>
        </draw:text-box>
      </draw:frame>
      <draw:frame draw:style-name="fr1" draw:name="Marco46" text:anchor-type="page" text:anchor-page-number="1" svg:x="0cm" svg:y="0cm" svg:width="17cm" style:rel-width="100%" draw:z-index="45">
        <draw:text-box fo:min-height="0.041cm">
          <text:p text:style-name="P2"><text:span text:style-name="T2">olcAccess</text:span>: to * by * read</text:p>
        </draw:text-box>
      </draw:frame>
      <draw:frame draw:style-name="fr1" draw:name="Marco45" text:anchor-type="page" text:anchor-page-number="1" svg:x="0cm" svg:y="0cm" svg:width="17cm" style:rel-width="100%" draw:z-index="44">
        <draw:text-box fo:min-height="0.041cm">
          <text:p text:style-name="P2"><text:span text:style-name="T2">olcAccess</text:span>: to attrs=userPassword by self write by anonymous auth by * none </text:p>
        </draw:text-box>
      </draw:frame>
      <draw:frame draw:style-name="fr1" draw:name="Marco44" text:anchor-type="page" text:anchor-page-number="1" svg:x="0cm" svg:y="0cm" svg:width="17cm" style:rel-width="100%" draw:z-index="43">
        <draw:text-box fo:min-height="0.041cm">
          <text:p text:style-name="P2">sudo nano /etc/ldap/slapd.d/cn=config/olcDatabase={1}mdb.ldif</text:p>
        </draw:text-box>
      </draw:frame>
      <draw:frame draw:style-name="fr1" draw:name="Marco43" text:anchor-type="page" text:anchor-page-number="1" svg:x="0cm" svg:y="0cm" svg:width="17cm" style:rel-width="100%" draw:z-index="42">
        <draw:text-box fo:min-height="0.041cm">
          <text:p text:style-name="P2">ldapsearch -x -b <text:span text:style-name="T2">"ou=users,dc=aula11,dc=local"</text:span> -H ldap://debian.aula11.local</text:p>
        </draw:text-box>
      </draw:frame>
      <draw:frame draw:style-name="fr1" draw:name="Marco42" text:anchor-type="page" text:anchor-page-number="1" svg:x="0cm" svg:y="0cm" svg:width="17cm" style:rel-width="100%" draw:z-index="41">
        <draw:text-box fo:min-height="0.041cm">
          <text:p text:style-name="P2">ldapadd -x -D <text:span text:style-name="T2">"cn=admin,dc=aula11,dc=local"</text:span> -W -f users.ldif</text:p>
        </draw:text-box>
      </draw:frame>
      <draw:frame draw:style-name="fr1" draw:name="Marco41" text:anchor-type="page" text:anchor-page-number="1" svg:x="0cm" svg:y="0cm" svg:width="17cm" style:rel-width="100%" draw:z-index="40">
        <draw:text-box fo:min-height="0.041cm">
          <text:p text:style-name="P2"><text:span text:style-name="T2">userPassword</text:span>: {SSHA}8fXz3i4j5k6l7m8n9o0p1q2r3s4t5u6v</text:p>
        </draw:text-box>
      </draw:frame>
      <draw:frame draw:style-name="fr1" draw:name="Marco40" text:anchor-type="page" text:anchor-page-number="1" svg:x="0cm" svg:y="0cm" svg:width="17cm" style:rel-width="100%" draw:z-index="39">
        <draw:text-box fo:min-height="0.041cm">
          <text:p text:style-name="P2"><text:span text:style-name="T2">loginShell</text:span>: /bin/bash </text:p>
        </draw:text-box>
      </draw:frame>
      <draw:frame draw:style-name="fr1" draw:name="Marco39" text:anchor-type="page" text:anchor-page-number="1" svg:x="0cm" svg:y="0cm" svg:width="17cm" style:rel-width="100%" draw:z-index="38">
        <draw:text-box fo:min-height="0.041cm">
          <text:p text:style-name="P2"><text:span text:style-name="T2">homeDirectory</text:span>: /home/user02 </text:p>
        </draw:text-box>
      </draw:frame>
      <draw:frame draw:style-name="fr1" draw:name="Marco38" text:anchor-type="page" text:anchor-page-number="1" svg:x="0cm" svg:y="0cm" svg:width="17cm" style:rel-width="100%" draw:z-index="37">
        <draw:text-box fo:min-height="0.041cm">
          <text:p text:style-name="P2"><text:span text:style-name="T2">gidNumber</text:span>: 10002 </text:p>
        </draw:text-box>
      </draw:frame>
      <draw:frame draw:style-name="fr1" draw:name="Marco37" text:anchor-type="page" text:anchor-page-number="1" svg:x="0cm" svg:y="0cm" svg:width="17cm" style:rel-width="100%" draw:z-index="36">
        <draw:text-box fo:min-height="0.041cm">
          <text:p text:style-name="P2"><text:span text:style-name="T2">uidNumber</text:span>: 10002 </text:p>
        </draw:text-box>
      </draw:frame>
      <draw:frame draw:style-name="fr1" draw:name="Marco36" text:anchor-type="page" text:anchor-page-number="1" svg:x="0cm" svg:y="0cm" svg:width="17cm" style:rel-width="100%" draw:z-index="35">
        <draw:text-box fo:min-height="0.041cm">
          <text:p text:style-name="P2"><text:span text:style-name="T2">sn</text:span>: User02 </text:p>
        </draw:text-box>
      </draw:frame>
      <draw:frame draw:style-name="fr1" draw:name="Marco35" text:anchor-type="page" text:anchor-page-number="1" svg:x="0cm" svg:y="0cm" svg:width="17cm" style:rel-width="100%" draw:z-index="34">
        <draw:text-box fo:min-height="0.041cm">
          <text:p text:style-name="P2"><text:span text:style-name="T2">cn</text:span>: User Two </text:p>
        </draw:text-box>
      </draw:frame>
      <draw:frame draw:style-name="fr1" draw:name="Marco34" text:anchor-type="page" text:anchor-page-number="1" svg:x="0cm" svg:y="0cm" svg:width="17cm" style:rel-width="100%" draw:z-index="33">
        <draw:text-box fo:min-height="0.041cm">
          <text:p text:style-name="P2"><text:span text:style-name="T2">uid</text:span>: user02 </text:p>
        </draw:text-box>
      </draw:frame>
      <draw:frame draw:style-name="fr1" draw:name="Marco33" text:anchor-type="page" text:anchor-page-number="1" svg:x="0cm" svg:y="0cm" svg:width="17cm" style:rel-width="100%" draw:z-index="32">
        <draw:text-box fo:min-height="0.041cm">
          <text:p text:style-name="P2"><text:span text:style-name="T2">objectClass</text:span>: shadowAccount </text:p>
        </draw:text-box>
      </draw:frame>
      <draw:frame draw:style-name="fr1" draw:name="Marco32" text:anchor-type="page" text:anchor-page-number="1" svg:x="0cm" svg:y="0cm" svg:width="17cm" style:rel-width="100%" draw:z-index="31">
        <draw:text-box fo:min-height="0.041cm">
          <text:p text:style-name="P2"><text:span text:style-name="T2">objectClass</text:span>: posixAccount </text:p>
        </draw:text-box>
      </draw:frame>
      <draw:frame draw:style-name="fr1" draw:name="Marco31" text:anchor-type="page" text:anchor-page-number="1" svg:x="0cm" svg:y="0cm" svg:width="17cm" style:rel-width="100%" draw:z-index="30">
        <draw:text-box fo:min-height="0.041cm">
          <text:p text:style-name="P2"><text:span text:style-name="T2">objectClass</text:span>: inetOrgPerson </text:p>
        </draw:text-box>
      </draw:frame>
      <draw:frame draw:style-name="fr1" draw:name="Marco30" text:anchor-type="page" text:anchor-page-number="1" svg:x="0cm" svg:y="0cm" svg:width="17cm" style:rel-width="100%" draw:z-index="29">
        <draw:text-box fo:min-height="0.041cm">
          <text:p text:style-name="P2"><text:span text:style-name="T2">dn</text:span>: uid=user02,ou=users,dc=aula11,dc=local </text:p>
        </draw:text-box>
      </draw:frame>
      <draw:frame draw:style-name="fr1" draw:name="Marco29" text:anchor-type="page" text:anchor-page-number="1" svg:x="0cm" svg:y="0cm" svg:width="17cm" style:rel-width="100%" draw:z-index="28">
        <draw:text-box fo:min-height="0.041cm">
          <text:p text:style-name="P2"/>
        </draw:text-box>
      </draw:frame>
      <draw:frame draw:style-name="fr1" draw:name="Marco28" text:anchor-type="page" text:anchor-page-number="1" svg:x="0cm" svg:y="0cm" svg:width="17cm" style:rel-width="100%" draw:z-index="27">
        <draw:text-box fo:min-height="0.041cm">
          <text:p text:style-name="P2"><text:span text:style-name="T2">userPassword</text:span>: {SSHA}8fXz3i4j5k6l7m8n9o0p1q2r3s4t5u6v </text:p>
        </draw:text-box>
      </draw:frame>
      <draw:frame draw:style-name="fr1" draw:name="Marco27" text:anchor-type="page" text:anchor-page-number="1" svg:x="0cm" svg:y="0cm" svg:width="17cm" style:rel-width="100%" draw:z-index="26">
        <draw:text-box fo:min-height="0.041cm">
          <text:p text:style-name="P2"><text:span text:style-name="T2">loginShell</text:span>: /bin/bash </text:p>
        </draw:text-box>
      </draw:frame>
      <draw:frame draw:style-name="fr1" draw:name="Marco26" text:anchor-type="page" text:anchor-page-number="1" svg:x="0cm" svg:y="0cm" svg:width="17cm" style:rel-width="100%" draw:z-index="25">
        <draw:text-box fo:min-height="0.041cm">
          <text:p text:style-name="P2"><text:span text:style-name="T2">homeDirectory</text:span>: /home/user01 </text:p>
        </draw:text-box>
      </draw:frame>
      <draw:frame draw:style-name="fr1" draw:name="Marco25" text:anchor-type="page" text:anchor-page-number="1" svg:x="0cm" svg:y="0cm" svg:width="17cm" style:rel-width="100%" draw:z-index="24">
        <draw:text-box fo:min-height="0.041cm">
          <text:p text:style-name="P2"><text:span text:style-name="T2">gidNumber</text:span>: 10001 </text:p>
        </draw:text-box>
      </draw:frame>
      <draw:frame draw:style-name="fr1" draw:name="Marco24" text:anchor-type="page" text:anchor-page-number="1" svg:x="0cm" svg:y="0cm" svg:width="17cm" style:rel-width="100%" draw:z-index="23">
        <draw:text-box fo:min-height="0.041cm">
          <text:p text:style-name="P2"><text:span text:style-name="T2">uidNumber</text:span>: 10001 </text:p>
        </draw:text-box>
      </draw:frame>
      <draw:frame draw:style-name="fr1" draw:name="Marco23" text:anchor-type="page" text:anchor-page-number="1" svg:x="0cm" svg:y="0cm" svg:width="17cm" style:rel-width="100%" draw:z-index="22">
        <draw:text-box fo:min-height="0.041cm">
          <text:p text:style-name="P2"><text:span text:style-name="T2">sn</text:span>: User01 </text:p>
        </draw:text-box>
      </draw:frame>
      <draw:frame draw:style-name="fr1" draw:name="Marco22" text:anchor-type="page" text:anchor-page-number="1" svg:x="0cm" svg:y="0cm" svg:width="17cm" style:rel-width="100%" draw:z-index="21">
        <draw:text-box fo:min-height="0.041cm">
          <text:p text:style-name="P2"><text:span text:style-name="T2">cn</text:span>: User One </text:p>
        </draw:text-box>
      </draw:frame>
      <draw:frame draw:style-name="fr1" draw:name="Marco21" text:anchor-type="page" text:anchor-page-number="1" svg:x="0cm" svg:y="0cm" svg:width="17cm" style:rel-width="100%" draw:z-index="20">
        <draw:text-box fo:min-height="0.041cm">
          <text:p text:style-name="P2"><text:span text:style-name="T2">uid</text:span>: user01 </text:p>
        </draw:text-box>
      </draw:frame>
      <draw:frame draw:style-name="fr1" draw:name="Marco20" text:anchor-type="page" text:anchor-page-number="1" svg:x="0cm" svg:y="0cm" svg:width="17cm" style:rel-width="100%" draw:z-index="19">
        <draw:text-box fo:min-height="0.041cm">
          <text:p text:style-name="P2"><text:span text:style-name="T2">objectClass</text:span>: shadowAccount </text:p>
        </draw:text-box>
      </draw:frame>
      <draw:frame draw:style-name="fr1" draw:name="Marco19" text:anchor-type="page" text:anchor-page-number="1" svg:x="0cm" svg:y="0cm" svg:width="17cm" style:rel-width="100%" draw:z-index="18">
        <draw:text-box fo:min-height="0.041cm">
          <text:p text:style-name="P2"><text:span text:style-name="T2">objectClass</text:span>: posixAccount </text:p>
        </draw:text-box>
      </draw:frame>
      <draw:frame draw:style-name="fr1" draw:name="Marco18" text:anchor-type="page" text:anchor-page-number="1" svg:x="0cm" svg:y="0cm" svg:width="17cm" style:rel-width="100%" draw:z-index="17">
        <draw:text-box fo:min-height="0.041cm">
          <text:p text:style-name="P2"><text:span text:style-name="T2">objectClass</text:span>: inetOrgPerson </text:p>
        </draw:text-box>
      </draw:frame>
      <draw:frame draw:style-name="fr1" draw:name="Marco17" text:anchor-type="page" text:anchor-page-number="1" svg:x="0cm" svg:y="0cm" svg:width="17cm" style:rel-width="100%" draw:z-index="16">
        <draw:text-box fo:min-height="0.041cm">
          <text:p text:style-name="P2"><text:span text:style-name="T2">dn</text:span>: uid=user01,ou=users,dc=aula11,dc=local </text:p>
        </draw:text-box>
      </draw:frame>
      <draw:frame draw:style-name="fr1" draw:name="Marco16" text:anchor-type="page" text:anchor-page-number="1" svg:x="0cm" svg:y="0cm" svg:width="17cm" style:rel-width="100%" draw:z-index="15">
        <draw:text-box fo:min-height="0.041cm">
          <text:p text:style-name="P2">nano users.ldif</text:p>
        </draw:text-box>
      </draw:frame>
      <draw:frame draw:style-name="fr1" draw:name="Marco15" text:anchor-type="page" text:anchor-page-number="1" svg:x="0cm" svg:y="0cm" svg:width="17cm" style:rel-width="100%" draw:z-index="14">
        <draw:text-box fo:min-height="0.041cm">
          <text:p text:style-name="P2">slappasswd -s qwerty</text:p>
        </draw:text-box>
      </draw:frame>
      <draw:frame draw:style-name="fr1" draw:name="Marco14" text:anchor-type="page" text:anchor-page-number="1" svg:x="0cm" svg:y="0cm" svg:width="17cm" style:rel-width="100%" draw:z-index="13">
        <draw:text-box fo:min-height="0.041cm">
          <text:p text:style-name="P2">ldapadd -x -D <text:span text:style-name="T2">"cn=admin,dc=aula11,dc=local"</text:span> -W -f ou_users.ldif</text:p>
        </draw:text-box>
      </draw:frame>
      <draw:frame draw:style-name="fr1" draw:name="Marco13" text:anchor-type="page" text:anchor-page-number="1" svg:x="0cm" svg:y="0cm" svg:width="17cm" style:rel-width="100%" draw:z-index="12">
        <draw:text-box fo:min-height="0.041cm">
          <text:p text:style-name="P2"><text:span text:style-name="T2">ou</text:span>: users</text:p>
        </draw:text-box>
      </draw:frame>
      <draw:frame draw:style-name="fr1" draw:name="Marco12" text:anchor-type="page" text:anchor-page-number="1" svg:x="0cm" svg:y="0cm" svg:width="17cm" style:rel-width="100%" draw:z-index="11">
        <draw:text-box fo:min-height="0.041cm">
          <text:p text:style-name="P2"><text:span text:style-name="T2">objectClass</text:span>: organizationalUnit </text:p>
        </draw:text-box>
      </draw:frame>
      <draw:frame draw:style-name="fr1" draw:name="Marco11" text:anchor-type="page" text:anchor-page-number="1" svg:x="0cm" svg:y="0cm" svg:width="17cm" style:rel-width="100%" draw:z-index="10">
        <draw:text-box fo:min-height="0.041cm">
          <text:p text:style-name="P2"><text:span text:style-name="T2">dn</text:span>: ou=users,dc=aula11,dc=local </text:p>
        </draw:text-box>
      </draw:frame>
      <draw:frame draw:style-name="fr1" draw:name="Marco10" text:anchor-type="page" text:anchor-page-number="1" svg:x="0cm" svg:y="0cm" svg:width="17cm" style:rel-width="100%" draw:z-index="9">
        <draw:text-box fo:min-height="0.041cm">
          <text:p text:style-name="P2">nano ou_users.ldif</text:p>
        </draw:text-box>
      </draw:frame>
      <draw:frame draw:style-name="fr1" draw:name="Marco9" text:anchor-type="page" text:anchor-page-number="1" svg:x="0cm" svg:y="0cm" svg:width="17cm" style:rel-width="100%" draw:z-index="8">
        <draw:text-box fo:min-height="0.041cm">
          <text:p text:style-name="P2"><text:span text:style-name="T1">cd</text:span> ~/ldap-config</text:p>
        </draw:text-box>
      </draw:frame>
      <draw:frame draw:style-name="fr1" draw:name="Marco8" text:anchor-type="page" text:anchor-page-number="1" svg:x="0cm" svg:y="0cm" svg:width="17cm" style:rel-width="100%" draw:z-index="7">
        <draw:text-box fo:min-height="0.041cm">
          <text:p text:style-name="P2">mkdir ~/ldap-config </text:p>
        </draw:text-box>
      </draw:frame>
      <draw:frame draw:style-name="fr1" draw:name="Marco7" text:anchor-type="page" text:anchor-page-number="1" svg:x="0cm" svg:y="0cm" svg:width="17cm" style:rel-width="100%" draw:z-index="6">
        <draw:text-box fo:min-height="0.041cm">
          <text:p text:style-name="P2">ldapsearch -x -b <text:span text:style-name="T2">"dc=aula11,dc=local"</text:span> -H ldap://debian.aula11.local</text:p>
        </draw:text-box>
      </draw:frame>
      <draw:frame draw:style-name="fr1" draw:name="Marco6" text:anchor-type="page" text:anchor-page-number="1" svg:x="0cm" svg:y="0cm" svg:width="17cm" style:rel-width="100%" draw:z-index="5">
        <draw:text-box fo:min-height="0.041cm">
          <text:p text:style-name="P2">sudo systemctl <text:span text:style-name="T1">enable</text:span> slapd</text:p>
        </draw:text-box>
      </draw:frame>
      <draw:frame draw:style-name="fr1" draw:name="Marco5" text:anchor-type="page" text:anchor-page-number="1" svg:x="0cm" svg:y="0cm" svg:width="17cm" style:rel-width="100%" draw:z-index="4">
        <draw:text-box fo:min-height="0.041cm">
          <text:p text:style-name="P2">sudo systemctl start slapd </text:p>
        </draw:text-box>
      </draw:frame>
      <draw:frame draw:style-name="fr1" draw:name="Marco4" text:anchor-type="page" text:anchor-page-number="1" svg:x="0cm" svg:y="0cm" svg:width="17cm" style:rel-width="100%" draw:z-index="3">
        <draw:text-box fo:min-height="0.041cm">
          <text:p text:style-name="P2">sudo systemctl status slapd</text:p>
        </draw:text-box>
      </draw:frame>
      <draw:frame draw:style-name="fr1" draw:name="Marco3" text:anchor-type="page" text:anchor-page-number="1" svg:x="0cm" svg:y="0cm" svg:width="17cm" style:rel-width="100%" draw:z-index="2">
        <draw:text-box fo:min-height="0.041cm">
          <text:p text:style-name="P2">sudo dpkg-reconfigure slapd</text:p>
        </draw:text-box>
      </draw:frame>
      <draw:frame draw:style-name="fr1" draw:name="Marco2" text:anchor-type="page" text:anchor-page-number="1" svg:x="0cm" svg:y="0cm" svg:width="17cm" style:rel-width="100%" draw:z-index="1">
        <draw:text-box fo:min-height="0.041cm">
          <text:p text:style-name="P2">sudo apt install slapd ldap-utils -y</text:p>
        </draw:text-box>
      </draw:frame>
      <draw:frame draw:style-name="fr1" draw:name="Marco1" text:anchor-type="page" text:anchor-page-number="1" svg:x="0cm" svg:y="0cm" svg:width="17cm" style:rel-width="100%" draw:z-index="0">
        <draw:text-box fo:min-height="0.041cm">
          <text:p text:style-name="P2">sudo apt update &amp;&amp; sudo apt upgrade -y</text:p>
        </draw:text-box>
      </draw:frame>
      <text:p text:style-name="Text_20_body"><text:span text:style-name="Strong_20_Emphasis"/></text:p>
      <text:h text:style-name="Heading_20_2" text:outline-level="2">🔧 Parte 1: Configuración DNS en <text:span text:style-name="Source_20_Text">qbo</text:span> (10.1.1.100)</text:h>
      <text:h text:style-name="Heading_20_3" text:outline-level="3">1.1 Instala y configura BIND9 (si no lo tienes ya)</text:h>
      <text:p text:style-name="Preformatted_20_Text"><text:span text:style-name="Source_20_Text">sudo apt update</text:span></text:p>
      <text:p text:style-name="P1"><text:span text:style-name="Source_20_Text">sudo apt install bind9 bind9utils bind9-doc -y</text:span></text:p>
      <text:h text:style-name="Heading_20_3" text:outline-level="3">1.2 Zona principal: <text:span text:style-name="Source_20_Text">aula11.local</text:span></text:h>
      <text:p text:style-name="Text_20_body">En <text:span text:style-name="Source_20_Text">/etc/bind/named.conf.local</text:span>, define la zona principal:</text:p>
      <text:p text:style-name="Preformatted_20_Text"><text:span text:style-name="Source_20_Text">zone "aula11.local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zones/db.aula11.local";</text:span></text:p>
      <text:p text:style-name="P1"><text:span text:style-name="Source_20_Text">};</text:span></text:p>
      <text:h text:style-name="Heading_20_3" text:outline-level="3">1.3 Crea el archivo de zona</text:h>
      <text:p text:style-name="Text_20_body">Crea el archivo <text:span text:style-name="Source_20_Text">/etc/bind/zones/db.aula11.local</text:span> (créalo si no existe):</text:p>
      <text:p text:style-name="Preformatted_20_Text"><text:span text:style-name="Source_20_Text">sudo mkdir -p /etc/bind/zones</text:span></text:p>
      <text:p text:style-name="P1"><text:span text:style-name="Source_20_Text">sudo nano /etc/bind/zones/db.aula11.local</text:span></text:p>
      <text:p text:style-name="Text_20_body">Ejemplo:</text:p>
      <text:p text:style-name="Preformatted_20_Text"><text:span text:style-name="Source_20_Text">$TTL 86400</text:span></text:p>
      <text:p text:style-name="Preformatted_20_Text"><text:span text:style-name="Source_20_Text">@ <text:s text:c="2"/>IN <text:s/>SOA qbo.aula11.local. root.aula11.local. (</text:span></text:p>
      <text:p text:style-name="Preformatted_20_Text"><text:span text:style-name="Source_20_Text"><text:s text:c="8"/>2025071601 ; Serial</text:span></text:p>
      <text:p text:style-name="Preformatted_20_Text"><text:span text:style-name="Source_20_Text"><text:s text:c="8"/>3600 <text:s text:c="6"/>; Refresh</text:span></text:p>
      <text:p text:style-name="Preformatted_20_Text"><text:span text:style-name="Source_20_Text"><text:s text:c="8"/>1800 <text:s text:c="6"/>; Retry</text:span></text:p>
      <text:p text:style-name="Preformatted_20_Text"><text:span text:style-name="Source_20_Text"><text:s text:c="8"/>604800 <text:s text:c="4"/>; Expire</text:span></text:p>
      <text:p text:style-name="Preformatted_20_Text"><text:span text:style-name="Source_20_Text"><text:s text:c="8"/>86400 ) <text:s text:c="3"/>; Minimum TTL</text:span></text:p>
      <text:p text:style-name="Preformatted_20_Text"/>
      <text:p text:style-name="Preformatted_20_Text"><text:span text:style-name="Source_20_Text"><text:s text:c="4"/>IN <text:s/>NS <text:s/>qbo.aula11.local.</text:span></text:p>
      <text:p text:style-name="P1"><text:span text:style-name="Source_20_Text">qbo IN <text:s/>A <text:s text:c="2"/>10.1.1.100</text:span></text:p>
      <text:h text:style-name="Heading_20_3" text:outline-level="3">1.4 Añade la <text:span text:style-name="Strong_20_Emphasis">delegación de subdominios</text:span> (italia, francia, etc.)</text:h>
      <text:p text:style-name="Text_20_body">Por ejemplo, para <text:span text:style-name="Source_20_Text">italia.aula11.local</text:span> y <text:span text:style-name="Source_20_Text">francia.aula11.local</text:span>, añade en <text:span text:style-name="Source_20_Text">db.aula11.local</text:span>:</text:p>
      <text:p text:style-name="Preformatted_20_Text"><text:span text:style-name="Source_20_Text">italia <text:s text:c="8"/>IN <text:s/>NS <text:s/>ns1.italia.aula11.local.</text:span></text:p>
      <text:p text:style-name="Preformatted_20_Text"><text:span text:style-name="Source_20_Text">ns1.italia <text:s text:c="4"/>IN <text:s/>A <text:s text:c="2"/>10.1.1.201</text:span></text:p>
      <text:p text:style-name="Preformatted_20_Text"/>
      <text:p text:style-name="Preformatted_20_Text"><text:span text:style-name="Source_20_Text">francia <text:s text:c="7"/>IN <text:s/>NS <text:s/>ns1.francia.aula11.local.</text:span></text:p>
      <text:p text:style-name="P1"><text:span text:style-name="Source_20_Text">ns1.francia <text:s text:c="3"/>IN <text:s/>A <text:s text:c="2"/>10.1.1.202</text:span></text:p>
      <text:p text:style-name="Quotations">Repite para cada país: china, guatemala, grecia, japon, etc., apuntando cada uno a su servidor DNS delegado.</text:p>
      <text:p text:style-name="Horizontal_20_Line"/>
      <text:h text:style-name="Heading_20_2" text:outline-level="2"><text:soft-page-break/>📬 Parte 2: Configuración de DNS en los subdominios delegados</text:h>
      <text:h text:style-name="Heading_20_3" text:outline-level="3">En cada servidor (por ejemplo, <text:span text:style-name="Source_20_Text">ns1.italia.aula11.local</text:span>, IP 10.1.1.201):</text:h>
      <text:h text:style-name="Heading_20_4" text:outline-level="4">2.1 Instala BIND9</text:h>
      <text:p text:style-name="P1"><text:span text:style-name="Source_20_Text">sudo apt install bind9 -y</text:span></text:p>
      <text:h text:style-name="Heading_20_4" text:outline-level="4">2.2 Define zona propia en <text:span text:style-name="Source_20_Text">/etc/bind/named.conf.local</text:span></text:h>
      <text:p text:style-name="Preformatted_20_Text"><text:span text:style-name="Source_20_Text">zone "italia.aula11.local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zones/db.italia.aula11.local";</text:span></text:p>
      <text:p text:style-name="P1"><text:span text:style-name="Source_20_Text">};</text:span></text:p>
      <text:h text:style-name="Heading_20_4" text:outline-level="4">2.3 Archivo de zona <text:span text:style-name="Source_20_Text">/etc/bind/zones/db.italia.aula11.local</text:span></text:h>
      <text:p text:style-name="Preformatted_20_Text"><text:span text:style-name="Source_20_Text">$TTL 86400</text:span></text:p>
      <text:p text:style-name="Preformatted_20_Text"><text:span text:style-name="Source_20_Text">@ <text:s text:c="2"/>IN <text:s/>SOA ns1.italia.aula11.local. root.italia.aula11.local. (</text:span></text:p>
      <text:p text:style-name="Preformatted_20_Text"><text:span text:style-name="Source_20_Text"><text:s text:c="8"/>2025071601 ; Serial</text:span></text:p>
      <text:p text:style-name="Preformatted_20_Text"><text:span text:style-name="Source_20_Text"><text:s text:c="8"/>3600 <text:s text:c="6"/>; Refresh</text:span></text:p>
      <text:p text:style-name="Preformatted_20_Text"><text:span text:style-name="Source_20_Text"><text:s text:c="8"/>1800 <text:s text:c="6"/>; Retry</text:span></text:p>
      <text:p text:style-name="Preformatted_20_Text"><text:span text:style-name="Source_20_Text"><text:s text:c="8"/>604800 <text:s text:c="4"/>; Expire</text:span></text:p>
      <text:p text:style-name="Preformatted_20_Text"><text:span text:style-name="Source_20_Text"><text:s text:c="8"/>86400 ) <text:s text:c="3"/>; Minimum TTL</text:span></text:p>
      <text:p text:style-name="Preformatted_20_Text"/>
      <text:p text:style-name="Preformatted_20_Text"><text:span text:style-name="Source_20_Text"><text:s text:c="4"/>IN <text:s/>NS <text:s/>ns1.italia.aula11.local.</text:span></text:p>
      <text:p text:style-name="Preformatted_20_Text"><text:span text:style-name="Source_20_Text">ns1 IN <text:s/>A <text:s text:c="2"/>10.1.1.201</text:span></text:p>
      <text:p text:style-name="Preformatted_20_Text"/>
      <text:p text:style-name="Preformatted_20_Text"><text:span text:style-name="Source_20_Text">; Entradas MX y A</text:span></text:p>
      <text:p text:style-name="Preformatted_20_Text"><text:span text:style-name="Source_20_Text">@ <text:s text:c="2"/>IN <text:s/>MX 10 mail.italia.aula11.local.</text:span></text:p>
      <text:p text:style-name="P1"><text:span text:style-name="Source_20_Text">mail IN <text:s/>A <text:s text:c="2"/>10.1.1.201</text:span></text:p>
      <text:p text:style-name="Quotations">Repite este procedimiento para cada dominio (francia, china, etc.) con sus respectivas IPs.</text:p>
      <text:p text:style-name="Horizontal_20_Line"/>
      <text:h text:style-name="Heading_20_2" text:outline-level="2">📧 Parte 3: Instalación de Postfix y Dovecot (en cada servidor delegado)</text:h>
      <text:h text:style-name="Heading_20_3" text:outline-level="3">3.1 Instala los paquetes</text:h>
      <text:p text:style-name="P1"><text:span text:style-name="Source_20_Text">sudo apt install postfix dovecot-core dovecot-imapd dovecot-pop3d -y</text:span></text:p>
      <text:h text:style-name="Heading_20_3" text:outline-level="3">3.2 Configura Postfix (<text:span text:style-name="Source_20_Text">/etc/postfix/main.cf</text:span>)</text:h>
      <text:p text:style-name="Text_20_body">Edita:</text:p>
      <text:p text:style-name="Preformatted_20_Text"><text:span text:style-name="Source_20_Text">myhostname = mail.italia.aula11.local</text:span></text:p>
      <text:p text:style-name="Preformatted_20_Text"><text:span text:style-name="Source_20_Text">myorigin = /etc/mailname</text:span></text:p>
      <text:p text:style-name="Preformatted_20_Text"><text:span text:style-name="Source_20_Text">mydestination = $myhostname, localhost.localdomain, localhost</text:span></text:p>
      <text:p text:style-name="Preformatted_20_Text"><text:span text:style-name="Source_20_Text">relayhost =</text:span></text:p>
      <text:p text:style-name="Preformatted_20_Text"><text:span text:style-name="Source_20_Text">mynetworks = 127.0.0.0/8 10.1.1.0/24</text:span></text:p>
      <text:p text:style-name="Preformatted_20_Text"><text:span text:style-name="Source_20_Text">inet_interfaces = all</text:span></text:p>
      <text:p text:style-name="Preformatted_20_Text"><text:span text:style-name="Source_20_Text">inet_protocols = ipv4</text:span></text:p>
      <text:p text:style-name="Preformatted_20_Text"><text:soft-page-break/><text:span text:style-name="Source_20_Text">home_mailbox = Maildir/</text:span></text:p>
      <text:p text:style-name="P1"><text:span text:style-name="Source_20_Text">smtpd_banner = $myhostname ESMTP</text:span></text:p>
      <text:p text:style-name="Preformatted_20_Text"><text:span text:style-name="Source_20_Text">echo "italia.aula11.local" | sudo tee /etc/mailname</text:span></text:p>
      <text:p text:style-name="P1"><text:span text:style-name="Source_20_Text">sudo systemctl restart postfix</text:span></text:p>
      <text:h text:style-name="Heading_20_3" text:outline-level="3">3.3 Configura Dovecot (modo simple)</text:h>
      <text:p text:style-name="Text_20_body">En <text:span text:style-name="Source_20_Text">/etc/dovecot/dovecot.conf</text:span>:</text:p>
      <text:p text:style-name="P1"><text:span text:style-name="Source_20_Text">protocols = imap pop3</text:span></text:p>
      <text:p text:style-name="Text_20_body">En <text:span text:style-name="Source_20_Text">/etc/dovecot/conf.d/10-mail.conf</text:span>:</text:p>
      <text:p text:style-name="P1"><text:span text:style-name="Source_20_Text">mail_location = maildir:~/Maildir</text:span></text:p>
      <text:p text:style-name="Text_20_body">En <text:span text:style-name="Source_20_Text">/etc/dovecot/conf.d/10-auth.conf</text:span>:</text:p>
      <text:p text:style-name="Preformatted_20_Text"><text:span text:style-name="Source_20_Text">disable_plaintext_auth = no</text:span></text:p>
      <text:p text:style-name="P1"><text:span text:style-name="Source_20_Text">auth_mechanisms = plain login</text:span></text:p>
      <text:p text:style-name="Text_20_body">En <text:span text:style-name="Source_20_Text">/etc/dovecot/conf.d/10-master.conf</text:span>:</text:p>
      <text:p text:style-name="Preformatted_20_Text"><text:span text:style-name="Source_20_Text">service imap-login {</text:span></text:p>
      <text:p text:style-name="Preformatted_20_Text"><text:span text:style-name="Source_20_Text"><text:s text:c="2"/>inet_listener imap {</text:span></text:p>
      <text:p text:style-name="Preformatted_20_Text"><text:span text:style-name="Source_20_Text"><text:s text:c="4"/>port = 143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ice pop3-login {</text:span></text:p>
      <text:p text:style-name="Preformatted_20_Text"><text:span text:style-name="Source_20_Text"><text:s text:c="2"/>inet_listener pop3 {</text:span></text:p>
      <text:p text:style-name="Preformatted_20_Text"><text:span text:style-name="Source_20_Text"><text:s text:c="4"/>port = 110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Reinicia:</text:p>
      <text:p text:style-name="P1"><text:span text:style-name="Source_20_Text">sudo systemctl restart dovecot</text:span></text:p>
      <text:p text:style-name="Horizontal_20_Line"/>
      <text:h text:style-name="Heading_20_2" text:outline-level="2">📤 Parte 4: Verificación</text:h>
      <text:h text:style-name="Heading_20_3" text:outline-level="3">4.1 Desde un cliente:</text:h>
      <text:p text:style-name="Preformatted_20_Text"><text:span text:style-name="Source_20_Text">dig @10.1.1.100 MX italia.aula11.local</text:span></text:p>
      <text:p text:style-name="Preformatted_20_Text"><text:span text:style-name="Source_20_Text">dig @10.1.1.100 A mail.italia.aula11.local</text:span></text:p>
      <text:p text:style-name="Preformatted_20_Text"><text:span text:style-name="Source_20_Text">telnet mail.italia.aula11.local 25</text:span></text:p>
      <text:p text:style-name="Preformatted_20_Text"><text:span text:style-name="Source_20_Text">telnet mail.italia.aula11.local 110</text:span></text:p>
      <text:p text:style-name="P1"><text:span text:style-name="Source_20_Text">telnet mail.italia.aula11.local 143</text:span></text:p>
      <text:p text:style-name="Horizontal_20_Line"/>
      <text:h text:style-name="Heading_20_2" text:outline-level="2">✉️ Parte 5: Envío y recepción entre dominios</text:h>
      <text:list text:style-name="L10">
        <text:list-item>
          <text:p text:style-name="P37">Crea usuarios en cada host (con Maildir configurado).</text:p>
        </text:list-item>
        <text:list-item>
          <text:p text:style-name="P37">Usa <text:span text:style-name="Source_20_Text">mail</text:span> o <text:span text:style-name="Source_20_Text">mutt</text:span> para enviar correos entre usuarios de distintos dominios.</text:p>
        </text:list-item>
        <text:list-item>
          <text:p text:style-name="P37"><text:soft-page-break/>Los registros MX permiten que Postfix haga la entrega directamente.</text:p>
        </text:list-item>
      </text:list>
      <text:p text:style-name="Horizontal_20_Line"/>
      <text:p text:style-name="Text_20_body">¿Quieres que te prepare un <text:span text:style-name="Strong_20_Emphasis">script automatizado</text:span> para configurar cada servidor de dominio delegado (DNS + correo) o también para el servidor <text:span text:style-name="Source_20_Text">qbo</text:span>?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8:52:01.344762112</meta:creation-date>
    <dc:date>2025-07-16T20:33:24.585046070</dc:date>
    <meta:editing-duration>PT1H31M10S</meta:editing-duration>
    <meta:editing-cycles>1</meta:editing-cycles>
    <meta:document-statistic meta:table-count="0" meta:image-count="0" meta:object-count="0" meta:page-count="4" meta:paragraph-count="199" meta:word-count="781" meta:character-count="6513" meta:non-whitespace-character-count="5677"/>
    <meta:generator>LibreOffice/24.2.2.2$Linux_X86_64 LibreOffice_project/d56cc158d8a96260b836f100ef4b4ef25d6f1a01</meta:generator>
  </office:meta>
</office:document-meta>
</file>